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 table:number-columns-spanned="6" table:number-rows-spanned="1">
            <text:p>Official Claim</text:p>
          </table:table-cell>
          <table:covered-table-cell table:style-name="ce1"/>
          <table:covered-table-cell table:number-columns-repeated="2"/>
          <table:covered-table-cell table:style-name="ce1"/>
          <table:covered-table-cell/>
          <table:table-cell office:value-type="string" calcext:value-type="string" table:number-columns-spanned="6" table:number-rows-spanned="1">
            <text:p>PUA claim</text:p>
          </table:table-cell>
          <table:covered-table-cell table:number-columns-repeated="5"/>
          <table:table-cell/>
          <table:table-cell table:style-name="ce1"/>
          <table:table-cell table:number-columns-repeated="3"/>
          <table:table-cell table:style-name="ce2" office:value-type="string" calcext:value-type="string">
            <text:p>10/23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Waiting Week </text:p>
          </table:table-cell>
          <table:table-cell table:number-columns-repeated="3"/>
          <table:table-cell table:style-name="ce1" office:value-type="date" office:date-value="2020-03-28" calcext:value-type="date">
            <text:p>03/28/20</text:p>
          </table:table-cell>
          <table:table-cell table:style-name="ce1" office:value-type="date" office:date-value="2020-04-21" calcext:value-type="date">
            <text:p>04/21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3-28" calcext:value-type="date">
            <text:p>03/28/20</text:p>
          </table:table-cell>
          <table:table-cell office:value-type="string" calcext:value-type="string">
            <text:p>UI</text:p>
          </table:table-cell>
          <table:table-cell table:number-columns-repeated="2"/>
          <table:table-cell table:style-name="ce2" office:value-type="string" calcext:value-type="string">
            <text:p>10/23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04" calcext:value-type="date">
            <text:p>04/04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04" calcext:value-type="date">
            <text:p>04/04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10/21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04" calcext:value-type="date">
            <text:p>04/04/20</text:p>
          </table:table-cell>
          <table:table-cell table:style-name="ce1" office:value-type="date" office:date-value="2020-04-21" calcext:value-type="date">
            <text:p>04/21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04" calcext:value-type="date">
            <text:p>04/04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10/14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11" calcext:value-type="date">
            <text:p>04/11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11" calcext:value-type="date">
            <text:p>04/11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10/0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11" calcext:value-type="date">
            <text:p>04/11/20</text:p>
          </table:table-cell>
          <table:table-cell table:style-name="ce1" office:value-type="date" office:date-value="2020-04-21" calcext:value-type="date">
            <text:p>04/21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11" calcext:value-type="date">
            <text:p>04/11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10/02/2020</text:p>
          </table:table-cell>
          <table:table-cell office:value-type="string" calcext:value-type="string">
            <text:p>MOBILE DEPOSIT : REF NUMBER :61102073480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4-18" calcext:value-type="date">
            <text:p>04/18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18" calcext:value-type="date">
            <text:p>04/18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18" calcext:value-type="date">
            <text:p>04/18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10/02/2020</text:p>
          </table:table-cell>
          <table:table-cell office:value-type="string" calcext:value-type="string">
            <text:p>MOBILE DEPOSIT : REF NUMBER :81102073582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4-18" calcext:value-type="date">
            <text:p>04/18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18" calcext:value-type="date">
            <text:p>04/18/20</text:p>
          </table:table-cell>
          <table:table-cell table:style-name="ce1" office:value-type="date" office:date-value="2020-04-21" calcext:value-type="date">
            <text:p>04/21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18" calcext:value-type="date">
            <text:p>04/18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10/02/2020</text:p>
          </table:table-cell>
          <table:table-cell office:value-type="string" calcext:value-type="string">
            <text:p>MOBILE DEPOSIT : REF NUMBER :7110207351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4-25" calcext:value-type="date">
            <text:p>04/25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25" calcext:value-type="date">
            <text:p>04/25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25" calcext:value-type="date">
            <text:p>04/25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10/01/2020</text:p>
          </table:table-cell>
          <table:table-cell office:value-type="string" calcext:value-type="string">
            <text:p>Employmt Lwa Los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4-25" calcext:value-type="date">
            <text:p>04/25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4-25" calcext:value-type="date">
            <text:p>04/25/20</text:p>
          </table:table-cell>
          <table:table-cell table:style-name="ce1" office:value-type="date" office:date-value="2020-04-27" calcext:value-type="date">
            <text:p>04/27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0" calcext:value-type="date">
            <text:p>06/10/20</text:p>
          </table:table-cell>
          <table:table-cell/>
          <table:table-cell table:style-name="ce1" office:value-type="date" office:date-value="2020-04-25" calcext:value-type="date">
            <text:p>04/25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10/01/2020</text:p>
          </table:table-cell>
          <table:table-cell office:value-type="string" calcext:value-type="string">
            <text:p>Employmt Lwa Los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5-02" calcext:value-type="date">
            <text:p>05/02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02" calcext:value-type="date">
            <text:p>05/02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02" calcext:value-type="date">
            <text:p>05/02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10/01/2020</text:p>
          </table:table-cell>
          <table:table-cell office:value-type="string" calcext:value-type="string">
            <text:p>Employmt Lwa Los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5-02" calcext:value-type="date">
            <text:p>05/02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244" calcext:value-type="float">
            <text:p>24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02" calcext:value-type="date">
            <text:p>05/02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02" calcext:value-type="date">
            <text:p>05/02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9/30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5-09" calcext:value-type="date">
            <text:p>05/09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09" calcext:value-type="date">
            <text:p>05/09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09" calcext:value-type="date">
            <text:p>05/09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9/23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5-09" calcext:value-type="date">
            <text:p>05/09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09" calcext:value-type="date">
            <text:p>05/09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09" calcext:value-type="date">
            <text:p>05/09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9/16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5-16" calcext:value-type="date">
            <text:p>05/16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16" calcext:value-type="date">
            <text:p>05/16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16" calcext:value-type="date">
            <text:p>05/16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9/10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5-16" calcext:value-type="date">
            <text:p>05/16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16" calcext:value-type="date">
            <text:p>05/16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16" calcext:value-type="date">
            <text:p>05/16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9/02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5-23" calcext:value-type="date">
            <text:p>05/23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23" calcext:value-type="date">
            <text:p>05/23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23" calcext:value-type="date">
            <text:p>05/23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5-23" calcext:value-type="date">
            <text:p>05/23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23" calcext:value-type="date">
            <text:p>05/23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23" calcext:value-type="date">
            <text:p>05/23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5-30" calcext:value-type="date">
            <text:p>05/30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30" calcext:value-type="date">
            <text:p>05/30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30" calcext:value-type="date">
            <text:p>05/30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5-30" calcext:value-type="date">
            <text:p>05/30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5-30" calcext:value-type="date">
            <text:p>05/30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5-30" calcext:value-type="date">
            <text:p>05/30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6-06" calcext:value-type="date">
            <text:p>06/06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6-06" calcext:value-type="date">
            <text:p>06/06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string" calcext:value-type="string">
            <text:p>$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6-06" calcext:value-type="date">
            <text:p>06/06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6-06" calcext:value-type="date">
            <text:p>06/06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/>
          <table:table-cell table:style-name="ce1" office:value-type="date" office:date-value="2020-06-06" calcext:value-type="date">
            <text:p>06/06/20</text:p>
          </table:table-cell>
          <table:table-cell table:style-name="ce1" office:value-type="date" office:date-value="2020-06-15" calcext:value-type="date">
            <text:p>06/15/20</text:p>
          </table:table-cell>
          <table:table-cell office:value-type="string" calcext:value-type="string">
            <text:p>Paid </text:p>
          </table:table-cell>
          <table:table-cell office:value-type="string" calcext:value-type="string">
            <text:p>$ </text:p>
          </table:table-cell>
          <table:table-cell office:value-type="float" office:value="172" calcext:value-type="float">
            <text:p>172</text:p>
          </table:table-cell>
          <table:table-cell table:style-name="ce1" office:value-type="date" office:date-value="2020-06-15" calcext:value-type="date">
            <text:p>06/15/20</text:p>
          </table:table-cell>
          <table:table-cell/>
          <table:table-cell table:style-name="ce1" office:value-type="date" office:date-value="2020-06-06" calcext:value-type="date">
            <text:p>06/06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6-20" calcext:value-type="date">
            <text:p>06/20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10-21" calcext:value-type="date">
            <text:p>10/21/20</text:p>
          </table:table-cell>
          <table:table-cell/>
          <table:table-cell table:style-name="ce1" office:value-type="date" office:date-value="2020-06-13" calcext:value-type="date">
            <text:p>06/13/20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string" calcext:value-type="string">
            <text:p>Denied </text:p>
          </table:table-cell>
          <table:table-cell table:number-columns-repeated="4"/>
          <table:table-cell table:style-name="ce1" office:value-type="date" office:date-value="2020-06-13" calcext:value-type="date">
            <text:p>06/13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6-20" calcext:value-type="date">
            <text:p>06/20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10-21" calcext:value-type="date">
            <text:p>10/21/20</text:p>
          </table:table-cell>
          <table:table-cell/>
          <table:table-cell table:style-name="ce1" office:value-type="date" office:date-value="2020-06-20" calcext:value-type="date">
            <text:p>06/20/20</text:p>
          </table:table-cell>
          <table:table-cell table:style-name="ce1" office:value-type="date" office:date-value="2020-07-02" calcext:value-type="date">
            <text:p>07/02/20</text:p>
          </table:table-cell>
          <table:table-cell office:value-type="string" calcext:value-type="string">
            <text:p>Week claimed, not processed yet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" office:value-type="date" office:date-value="2020-06-13" calcext:value-type="date">
            <text:p>06/13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6-27" calcext:value-type="date">
            <text:p>06/27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Claim expired or totally paid out </text:p>
          </table:table-cell>
          <table:table-cell table:number-columns-repeated="3"/>
          <table:table-cell table:style-name="ce1" office:value-type="date" office:date-value="2020-06-27" calcext:value-type="date">
            <text:p>06/27/20</text:p>
          </table:table-cell>
          <table:table-cell table:style-name="ce1" office:value-type="date" office:date-value="2020-07-02" calcext:value-type="date">
            <text:p>07/02/20</text:p>
          </table:table-cell>
          <table:table-cell office:value-type="string" calcext:value-type="string">
            <text:p>Week claimed, not processed yet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" office:value-type="date" office:date-value="2020-06-20" calcext:value-type="date">
            <text:p>06/20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7-04" calcext:value-type="date">
            <text:p>07/04/20</text:p>
          </table:table-cell>
          <table:table-cell table:style-name="ce1" office:value-type="date" office:date-value="2020-07-31" calcext:value-type="date">
            <text:p>07/31/20</text:p>
          </table:table-cell>
          <table:table-cell office:value-type="string" calcext:value-type="string">
            <text:p>Claim expired or totally paid out </text:p>
          </table:table-cell>
          <table:table-cell table:number-columns-repeated="3"/>
          <table:table-cell table:style-name="ce1" office:value-type="date" office:date-value="2020-07-04" calcext:value-type="date">
            <text:p>07/04/20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string" calcext:value-type="string">
            <text:p>Week claimed, not processed yet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" office:value-type="date" office:date-value="2020-06-20" calcext:value-type="date">
            <text:p>06/20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7-11" calcext:value-type="date">
            <text:p>07/11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25" calcext:value-type="date">
            <text:p>08/25/20</text:p>
          </table:table-cell>
          <table:table-cell table:number-columns-repeated="8"/>
          <table:table-cell table:style-name="ce1" office:value-type="date" office:date-value="2020-06-27" calcext:value-type="date">
            <text:p>06/27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7-11" calcext:value-type="date">
            <text:p>07/11/20</text:p>
          </table:table-cell>
          <table:table-cell table:style-name="ce1" office:value-type="date" office:date-value="2020-07-13" calcext:value-type="date">
            <text:p>07/13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5" calcext:value-type="date">
            <text:p>08/25/20</text:p>
          </table:table-cell>
          <table:table-cell table:number-columns-repeated="2"/>
          <table:table-cell office:value-type="string" calcext:value-type="string">
            <text:p>PUA</text:p>
          </table:table-cell>
          <table:table-cell table:formula="of:=[.K21]+[.K19]+[.K17]+[.K15]+[.K13]+[.K11]+[.K9]+[.K7]+[.K5]+[.K3]" office:value-type="float" office:value="5040" calcext:value-type="float">
            <text:p>5040</text:p>
          </table:table-cell>
          <table:table-cell table:number-columns-repeated="4"/>
          <table:table-cell table:style-name="ce1" office:value-type="date" office:date-value="2020-06-27" calcext:value-type="date">
            <text:p>06/27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7-18" calcext:value-type="date">
            <text:p>07/18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04" calcext:value-type="date">
            <text:p>08/04/20</text:p>
          </table:table-cell>
          <table:table-cell table:number-columns-repeated="2"/>
          <table:table-cell office:value-type="string" calcext:value-type="string">
            <text:p>UI</text:p>
          </table:table-cell>
          <table:table-cell table:formula="of:=[.K22]+[.K20]+[.K18]+[.K16]+[.K14]+[.K12]+[.K10]+[.K8]+[.K6]+[.K4]+[.K2]" office:value-type="float" office:value="1892" calcext:value-type="float">
            <text:p>1892</text:p>
          </table:table-cell>
          <table:table-cell table:number-columns-repeated="4"/>
          <table:table-cell table:style-name="ce1" office:value-type="date" office:date-value="2020-07-04" calcext:value-type="date">
            <text:p>07/04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7-18" calcext:value-type="date">
            <text:p>07/18/20</text:p>
          </table:table-cell>
          <table:table-cell table:style-name="ce1" office:value-type="date" office:date-value="2020-07-20" calcext:value-type="date">
            <text:p>07/20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04" calcext:value-type="date">
            <text:p>08/04/20</text:p>
          </table:table-cell>
          <table:table-cell table:number-columns-repeated="8"/>
          <table:table-cell table:style-name="ce1" office:value-type="date" office:date-value="2020-07-04" calcext:value-type="date">
            <text:p>07/04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7-25" calcext:value-type="date">
            <text:p>07/25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504" calcext:value-type="float">
            <text:p>504</text:p>
          </table:table-cell>
          <table:table-cell table:style-name="ce1" office:value-type="date" office:date-value="2020-08-04" calcext:value-type="date">
            <text:p>08/04/2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I28:.I29])" office:value-type="float" office:value="6932" calcext:value-type="float">
            <text:p>6932</text:p>
          </table:table-cell>
          <table:table-cell table:number-columns-repeated="4"/>
          <table:table-cell table:style-name="ce1" office:value-type="date" office:date-value="2020-07-11" calcext:value-type="date">
            <text:p>07/11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7-25" calcext:value-type="date">
            <text:p>07/25/20</text:p>
          </table:table-cell>
          <table:table-cell table:style-name="ce1" office:value-type="date" office:date-value="2020-07-27" calcext:value-type="date">
            <text:p>07/27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04" calcext:value-type="date">
            <text:p>08/04/20</text:p>
          </table:table-cell>
          <table:table-cell table:number-columns-repeated="8"/>
          <table:table-cell table:style-name="ce1" office:value-type="date" office:date-value="2020-07-11" calcext:value-type="date">
            <text:p>07/11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8-01" calcext:value-type="date">
            <text:p>08/01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7-18" calcext:value-type="date">
            <text:p>07/18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8-01" calcext:value-type="date">
            <text:p>08/01/20</text:p>
          </table:table-cell>
          <table:table-cell table:style-name="ce1" office:value-type="date" office:date-value="2020-08-03" calcext:value-type="date">
            <text:p>08/03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04" calcext:value-type="date">
            <text:p>08/04/20</text:p>
          </table:table-cell>
          <table:table-cell table:number-columns-repeated="8"/>
          <table:table-cell table:style-name="ce1" office:value-type="date" office:date-value="2020-07-18" calcext:value-type="date">
            <text:p>07/18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7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7-25" calcext:value-type="date">
            <text:p>07/25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26/2020</text:p>
          </table:table-cell>
          <table:table-cell office:value-type="string" calcext:value-type="string">
            <text:p>Employmt Benefitui Benef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table:style-name="ce1" office:value-type="date" office:date-value="2020-08-10" calcext:value-type="date">
            <text:p>08/10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10" calcext:value-type="date">
            <text:p>08/10/20</text:p>
          </table:table-cell>
          <table:table-cell table:number-columns-repeated="8"/>
          <table:table-cell table:style-name="ce1" office:value-type="date" office:date-value="2020-07-25" calcext:value-type="date">
            <text:p>07/25/20</text:p>
          </table:table-cell>
          <table:table-cell office:value-type="string" calcext:value-type="string">
            <text:p>PUA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office:value-type="string" calcext:value-type="string">
            <text:p>8/20/2020</text:p>
          </table:table-cell>
          <table:table-cell office:value-type="string" calcext:value-type="string">
            <text:p>DEPOSIT Mobile Deposi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8-15" calcext:value-type="date">
            <text:p>08/15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8-01" calcext:value-type="date">
            <text:p>08/01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8/13/2020</text:p>
          </table:table-cell>
          <table:table-cell office:value-type="string" calcext:value-type="string">
            <text:p>MOBILE DEPOSIT : REF NUMBER :8111303347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0-08-15" calcext:value-type="date">
            <text:p>08/15/20</text:p>
          </table:table-cell>
          <table:table-cell table:style-name="ce1" office:value-type="date" office:date-value="2020-08-17" calcext:value-type="date">
            <text:p>08/17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17" calcext:value-type="date">
            <text:p>08/17/20</text:p>
          </table:table-cell>
          <table:table-cell table:number-columns-repeated="8"/>
          <table:table-cell table:style-name="ce1" office:value-type="date" office:date-value="2020-08-01" calcext:value-type="date">
            <text:p>08/01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office:value-type="string" calcext:value-type="string">
            <text:p>8/10/2020</text:p>
          </table:table-cell>
          <table:table-cell office:value-type="string" calcext:value-type="string">
            <text:p>ATM CHECK DEPOSIT ON 08/10 39TH &amp; POWELL PORTLAND OR 0009089 ATM ID 6518A CARD 1958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date" office:date-value="2020-08-22" calcext:value-type="date">
            <text:p>08/22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8-08" calcext:value-type="date">
            <text:p>08/08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6/18/2020</text:p>
          </table:table-cell>
          <table:table-cell office:value-type="string" calcext:value-type="string">
            <text:p>eDeposit in Branch/Store 06/18/20 02:33:18 PM 3625 SE CESAR E CHAVEZ BLVD PORTLAND OR 1958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date" office:date-value="2020-08-22" calcext:value-type="date">
            <text:p>08/22/20</text:p>
          </table:table-cell>
          <table:table-cell table:style-name="ce1" office:value-type="date" office:date-value="2020-08-24" calcext:value-type="date">
            <text:p>08/24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24" calcext:value-type="date">
            <text:p>08/24/20</text:p>
          </table:table-cell>
          <table:table-cell table:number-columns-repeated="8"/>
          <table:table-cell table:style-name="ce1" office:value-type="date" office:date-value="2020-08-08" calcext:value-type="date">
            <text:p>08/08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office:value-type="string" calcext:value-type="string">
            <text:p>6/18/2020</text:p>
          </table:table-cell>
          <table:table-cell office:value-type="string" calcext:value-type="string">
            <text:p>DEPOSIT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date" office:date-value="2020-08-29" calcext:value-type="date">
            <text:p>08/29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8-15" calcext:value-type="date">
            <text:p>08/15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office:value-type="string" calcext:value-type="string">
            <text:p>6/15/2020</text:p>
          </table:table-cell>
          <table:table-cell office:value-type="string" calcext:value-type="string">
            <text:p>ATM CHECK DEPOSIT ON 06/13 39TH &amp; POWELL PORTLAND OR 0009675 ATM ID 6518A CARD 1958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date" office:date-value="2020-08-29" calcext:value-type="date">
            <text:p>08/29/20</text:p>
          </table:table-cell>
          <table:table-cell table:style-name="ce1" office:value-type="date" office:date-value="2020-08-31" calcext:value-type="date">
            <text:p>08/31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8-31" calcext:value-type="date">
            <text:p>08/31/20</text:p>
          </table:table-cell>
          <table:table-cell table:number-columns-repeated="8"/>
          <table:table-cell table:style-name="ce1" office:value-type="date" office:date-value="2020-08-15" calcext:value-type="date">
            <text:p>08/15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office:value-type="string" calcext:value-type="string">
            <text:p>6/15/2020</text:p>
          </table:table-cell>
          <table:table-cell office:value-type="string" calcext:value-type="string">
            <text:p>DEPOSIT ATM 0613 1514 123142 ONPOINT COMMUNI PORTLAND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date" office:date-value="2020-09-05" calcext:value-type="date">
            <text:p>09/05/2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justment Paid </text:p>
          </table:table-cell>
          <table:table-cell office:value-type="float" office:value="252" calcext:value-type="float">
            <text:p>252</text:p>
          </table:table-cell>
          <table:table-cell table:style-name="ce1" office:value-type="date" office:date-value="2020-09-29" calcext:value-type="date">
            <text:p>09/29/20</text:p>
          </table:table-cell>
          <table:table-cell table:number-columns-repeated="8"/>
          <table:table-cell table:style-name="ce1" office:value-type="date" office:date-value="2020-08-22" calcext:value-type="date">
            <text:p>08/22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/>
          <table:table-cell/>
          <table:table-cell table:formula="of:=SUM([.T1:.T42])" office:value-type="float" office:value="23825" calcext:value-type="float">
            <text:p>23825</text:p>
          </table:table-cell>
        </table:table-row>
        <table:table-row table:style-name="ro1">
          <table:table-cell office:value-type="date" office:date-value="2020-09-05" calcext:value-type="date">
            <text:p>09/05/20</text:p>
          </table:table-cell>
          <table:table-cell table:style-name="ce1" office:value-type="date" office:date-value="2020-09-08" calcext:value-type="date">
            <text:p>09/08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9-08" calcext:value-type="date">
            <text:p>09/08/20</text:p>
          </table:table-cell>
          <table:table-cell table:number-columns-repeated="8"/>
          <table:table-cell table:style-name="ce1" office:value-type="date" office:date-value="2020-08-22" calcext:value-type="date">
            <text:p>08/22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date" office:date-value="2020-09-12" calcext:value-type="date">
            <text:p>09/12/20</text:p>
          </table:table-cell>
          <table:table-cell table:style-name="ce1" office:value-type="date" office:date-value="2020-09-14" calcext:value-type="date">
            <text:p>09/14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9-14" calcext:value-type="date">
            <text:p>09/14/20</text:p>
          </table:table-cell>
          <table:table-cell table:number-columns-repeated="8"/>
          <table:table-cell table:style-name="ce1" office:value-type="date" office:date-value="2020-08-29" calcext:value-type="date">
            <text:p>08/29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table:style-name="ce1" office:value-type="date" office:date-value="2020-09-21" calcext:value-type="date">
            <text:p>09/21/20</text:p>
          </table:table-cell>
          <table:table-cell office:value-type="string" calcext:value-type="string">
            <text:p>Paid </text:p>
          </table:table-cell>
          <table:table-cell office:value-type="float" office:value="221" calcext:value-type="float">
            <text:p>221</text:p>
          </table:table-cell>
          <table:table-cell table:style-name="ce1" office:value-type="date" office:date-value="2020-09-21" calcext:value-type="date">
            <text:p>09/21/20</text:p>
          </table:table-cell>
          <table:table-cell table:number-columns-repeated="8"/>
          <table:table-cell table:style-name="ce1" office:value-type="date" office:date-value="2020-08-29" calcext:value-type="date">
            <text:p>08/29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table:style-name="ce1" office:value-type="date" office:date-value="2020-09-28" calcext:value-type="date">
            <text:p>09/28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09-28" calcext:value-type="date">
            <text:p>09/28/20</text:p>
          </table:table-cell>
          <table:table-cell table:number-columns-repeated="8"/>
          <table:table-cell table:style-name="ce1" office:value-type="date" office:date-value="2020-09-05" calcext:value-type="date">
            <text:p>09/05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table:style-name="ce1" office:value-type="date" office:date-value="2020-10-05" calcext:value-type="date">
            <text:p>10/05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10-05" calcext:value-type="date">
            <text:p>10/05/20</text:p>
          </table:table-cell>
          <table:table-cell table:number-columns-repeated="8"/>
          <table:table-cell table:style-name="ce1" office:value-type="date" office:date-value="2020-09-05" calcext:value-type="date">
            <text:p>09/05/20</text:p>
          </table:table-cell>
          <table:table-cell office:value-type="string" calcext:value-type="string">
            <text:p>LWA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table:style-name="ce1" office:value-type="date" office:date-value="2020-10-12" calcext:value-type="date">
            <text:p>10/12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10-12" calcext:value-type="date">
            <text:p>10/12/20</text:p>
          </table:table-cell>
          <table:table-cell table:number-columns-repeated="8"/>
          <table:table-cell table:style-name="ce1" office:value-type="date" office:date-value="2020-09-12" calcext:value-type="date">
            <text:p>09/12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0/17/20</text:p>
          </table:table-cell>
          <table:table-cell table:style-name="ce1" office:value-type="date" office:date-value="2020-10-19" calcext:value-type="date">
            <text:p>10/19/20</text:p>
          </table:table-cell>
          <table:table-cell office:value-type="string" calcext:value-type="string">
            <text:p>Paid </text:p>
          </table:table-cell>
          <table:table-cell office:value-type="float" office:value="393" calcext:value-type="float">
            <text:p>393</text:p>
          </table:table-cell>
          <table:table-cell table:style-name="ce1" office:value-type="date" office:date-value="2020-10-19" calcext:value-type="date">
            <text:p>10/19/20</text:p>
          </table:table-cell>
          <table:table-cell table:number-columns-repeated="8"/>
          <table:table-cell table:style-name="ce1" office:value-type="date" office:date-value="2020-09-19" calcext:value-type="date">
            <text:p>09/19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:.D50])" office:value-type="float" office:value="16893" calcext:value-type="float">
            <text:p>16893</text:p>
          </table:table-cell>
          <table:table-cell table:number-columns-repeated="9"/>
          <table:table-cell table:style-name="ce1" office:value-type="date" office:date-value="2020-09-26" calcext:value-type="date">
            <text:p>09/26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" office:value-type="date" office:date-value="2020-10-03" calcext:value-type="date">
            <text:p>10/03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I</text:p>
          </table:table-cell>
          <table:table-cell table:formula="of:=[.D50]+[.D49]+[.D48]+[.D47]+[.D46]+[.D45]+[.D44]+[.D42]+[.D40]+[.D38]+[.D36]+[.D34]+[.D32]+[.D30]+[.D28]+[.D24]+[.D22]+[.D20]+[.D18]+[.D16]+[.D14]+[.D12]" office:value-type="float" office:value="8325" calcext:value-type="float">
            <text:p>8325</text:p>
          </table:table-cell>
          <table:table-cell table:number-columns-repeated="9"/>
          <table:table-cell table:style-name="ce1" office:value-type="date" office:date-value="2020-10-10" calcext:value-type="date">
            <text:p>10/10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A</text:p>
          </table:table-cell>
          <table:table-cell table:formula="of:=[.D31]+[.D29]+[.D27]+[.D23]+[.D21]+[.D19]+[.D17]+[.D15]+[.D13]+[.D11]+[.D9]+[.D7]+[.D5]+[.D3]" office:value-type="float" office:value="7056" calcext:value-type="float">
            <text:p>7056</text:p>
          </table:table-cell>
          <table:table-cell table:number-columns-repeated="9"/>
          <table:table-cell table:style-name="ce1" office:value-type="date" office:date-value="2020-10-17" calcext:value-type="date">
            <text:p>10/17/20</text:p>
          </table:table-cell>
          <table:table-cell office:value-type="string" calcext:value-type="string">
            <text:p>UI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formula="of:=393+393" office:value-type="float" office:value="786" calcext:value-type="float">
            <text:p>786</text:p>
          </table:table-cell>
          <table:table-cell office:value-type="string" calcext:value-type="string">
            <text:p>LWA</text:p>
          </table:table-cell>
          <table:table-cell table:formula="of:=[.D43]+[.D41]+[.D39]+[.D37]+[.D35]+[.D33]" office:value-type="float" office:value="1512" calcext:value-type="float">
            <text:p>1512</text:p>
          </table:table-cell>
          <table:table-cell table:number-columns-repeated="11"/>
          <table:table-cell table:formula="of:=SUM([.P3:.P54])" office:value-type="float" office:value="21477" calcext:value-type="float">
            <text:p>21477</text:p>
          </table:table-cell>
          <table:table-cell table:number-columns-repeated="4"/>
        </table:table-row>
        <table:table-row table:style-name="ro1">
          <table:table-cell/>
          <table:table-cell table:formula="of:=[.D12]+[.D46]" office:value-type="float" office:value="465" calcext:value-type="float">
            <text:p>465</text:p>
          </table:table-cell>
          <table:table-cell office:value-type="string" calcext:value-type="string">
            <text:p>total</text:p>
          </table:table-cell>
          <table:table-cell table:formula="of:=[.D55]+[.D54]+[.D53]" office:value-type="float" office:value="16893" calcext:value-type="float">
            <text:p>16893</text:p>
          </table:table-cell>
          <table:table-cell table:number-columns-repeated="16"/>
        </table:table-row>
        <table:table-row table:style-name="ro1">
          <table:table-cell/>
          <table:table-cell table:formula="of:=[.B55]-[.B56]" office:value-type="float" office:value="321" calcext:value-type="float">
            <text:p>321</text:p>
          </table:table-cell>
          <table:table-cell office:value-type="string" calcext:value-type="string">
            <text:p>withheld</text:p>
          </table:table-cell>
          <table:table-cell office:value-type="float" office:value="321" calcext:value-type="float">
            <text:p>321</text:p>
          </table:table-cell>
          <table:table-cell table:number-columns-repeated="3"/>
          <table:table-cell office:value-type="string" calcext:value-type="string">
            <text:p>Official Payout</text:p>
          </table:table-cell>
          <table:table-cell office:value-type="string" calcext:value-type="string">
            <text:p>PUA Payout</text:p>
          </table:table-cell>
          <table:table-cell office:value-type="string" calcext:value-type="string">
            <text:p>Total Paid(UI)</text:p>
          </table:table-cell>
          <table:table-cell office:value-type="string" calcext:value-type="string">
            <text:p>Total Owed</text:p>
          </table:table-cell>
          <table:table-cell office:value-type="string" calcext:value-type="string">
            <text:p>In Ban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fter</text:p>
          </table:table-cell>
          <table:table-cell table:number-columns-repeated="4"/>
          <table:table-cell table:formula="of:=[.D56]" office:value-type="float" office:value="16893" calcext:value-type="float">
            <text:p>16893</text:p>
          </table:table-cell>
          <table:table-cell table:formula="of:=[.I31]" office:value-type="float" office:value="6932" calcext:value-type="float">
            <text:p>6932</text:p>
          </table:table-cell>
          <table:table-cell table:formula="of:=[.H58]+[.I58]" office:value-type="float" office:value="23825" calcext:value-type="float">
            <text:p>23825</text:p>
          </table:table-cell>
          <table:table-cell table:formula="of:=[.P55]" office:value-type="float" office:value="21477" calcext:value-type="float">
            <text:p>21477</text:p>
          </table:table-cell>
          <table:table-cell table:formula="of:=[.T43]" office:value-type="float" office:value="23825" calcext:value-type="float">
            <text:p>23825</text:p>
          </table:table-cell>
          <table:table-cell table:number-columns-repeated="8"/>
        </table:table-row>
        <table:table-row table:style-name="ro1" table:number-rows-repeated="104851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G2:Sheet1.L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09:48:02.452702897</meta:creation-date>
    <dc:date>2020-10-25T13:50:53.913452227</dc:date>
    <meta:editing-duration>PT37M37S</meta:editing-duration>
    <meta:editing-cycles>1</meta:editing-cycles>
    <meta:document-statistic meta:table-count="1" meta:cell-count="699" meta:object-count="0"/>
    <meta:generator>LibreOffice/6.4.6.2$Linux_X86_64 LibreOffice_project/40$Build-2</meta:generator>
  </office:meta>
</office:document-meta>
</file>